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5.3cm" fo:min-width="16cm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319cm" loext:decorative="false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="Linienspitzen_20_4" draw:marker-end-width="0.252cm" draw:fill-color="#ffffff" draw:textarea-horizontal-align="justify" draw:textarea-vertical-align="middle" draw:auto-grow-height="false" fo:min-height="4cm" fo:min-width="7cm" fo:padding-top="0.142cm" fo:padding-bottom="0.142cm" fo:padding-left="0.267cm" fo:padding-right="0.267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233cm" fo:min-width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a933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draw:stroke="dash" draw:stroke-dash="Dash_20__28_Rounded_29_" svg:stroke-width="0.081cm" draw:marker-start="" draw:marker-start-width="0.321cm" draw:marker-end="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35cm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233cm" fo:min-width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a933" draw:marker-start-width="0.252cm" draw:marker-end="Linienspitzen_20_20" draw:marker-end-width="0.352cm" draw:stroke-linejoin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style="normal" style:font-size-asian="10.5pt" style:font-size-complex="10.5pt"/>
    </style:style>
    <style:style style:name="P4" style:family="paragraph">
      <loext:graphic-properties draw:fill="none" draw:fill-color="#ffffff"/>
      <style:text-properties fo:font-size="11pt" fo:font-style="normal" style:font-size-asian="10.5pt" style:font-size-complex="10.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fo:font-style="normal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8pt" style:font-size-asian="5pt" style:font-size-complex="5pt"/>
    </style:style>
    <style:style style:name="P8" style:family="paragraph">
      <style:paragraph-properties fo:text-align="center" style:writing-mode="lr-tb"/>
      <style:text-properties fo:font-size="8pt" style:font-size-asian="5pt" style:font-size-complex="5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loext:graphic-properties draw:fill-color="#ffffff"/>
      <style:paragraph-properties fo:text-align="center"/>
      <style:text-properties fo:color="#00a933" loext:opacity="100%"/>
    </style:style>
    <style:style style:name="P12" style:family="paragraph">
      <loext:graphic-properties draw:fill="none" draw:fill-color="#ffffff"/>
      <style:text-properties fo:color="#00a933" loext:opacity="100%" fo:font-size="11pt" fo:font-style="normal" style:font-size-asian="10.5pt" style:font-size-complex="10.5pt"/>
    </style:style>
    <style:style style:name="T1" style:family="text">
      <style:text-properties fo:font-size="10.5pt" fo:font-style="normal" style:font-size-asian="10.5pt" style:font-size-complex="10.5pt"/>
    </style:style>
    <style:style style:name="T2" style:family="text">
      <style:text-properties fo:font-size="11pt" fo:font-style="normal" style:font-size-asian="10.5pt" style:font-size-complex="10.5pt"/>
    </style:style>
    <style:style style:name="T3" style:family="text">
      <style:text-properties fo:font-size="8pt" fo:font-style="normal" style:font-size-asian="10.5pt" style:font-size-complex="10.5pt"/>
    </style:style>
    <style:style style:name="T4" style:family="text">
      <style:text-properties style:font-size-asian="5pt" style:font-size-complex="5pt"/>
    </style:style>
    <style:style style:name="T5" style:family="text">
      <style:text-properties fo:color="#00a933" loext:opacity="100%" fo:font-size="11pt" fo:font-style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5.55cm" svg:x="2.35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0.7cm" svg:x="2.3cm" svg:y="1.25cm">
          <draw:text-box>
            <text:p text:style-name="P2"><text:span text:style-name="T1">Lehrer-Modell</text:span></text:p>
          </draw:text-box>
        </draw:frame>
        <draw:g draw:style-name="gr3">
          <draw:custom-shape draw:style-name="gr4" draw:text-style-name="P1" draw:layer="layout" svg:width="2.5cm" svg:height="2.15cm" svg:x="3.0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3.2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5cm" svg:height="0.569cm" svg:x="9cm" svg:y="1.95cm">
          <draw:text-box>
            <text:p text:style-name="P2"><text:span text:style-name="T3">verborgene Schichten</text:span></text:p>
          </draw:text-box>
        </draw:frame>
        <draw:line draw:style-name="gr8" draw:text-style-name="P6" draw:layer="layout" svg:x1="5.6cm" svg:y1="4.05cm" svg:x2="6.85cm" svg:y2="4.05cm">
          <text:p/>
        </draw:line>
        <draw:custom-shape draw:style-name="gr9" draw:text-style-name="P8" xml:id="id7" draw:id="id7" draw:layer="layout" svg:width="0.687cm" svg:height="0.681cm" svg:x="7.65cm" svg:y="2.25cm">
          <text:p text:style-name="P7"><text:span text:style-name="T4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6" draw:id="id6" draw:layer="layout" svg:width="0.687cm" svg:height="0.682cm" svg:x="7.65cm" svg:y="3.273cm">
          <text:p text:style-name="P7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" draw:id="id1" draw:layer="layout" svg:width="0.687cm" svg:height="0.682cm" svg:x="7.65cm" svg:y="4.295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" draw:id="id4" draw:layer="layout" svg:width="0.687cm" svg:height="0.681cm" svg:x="7.65cm" svg:y="5.319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5" draw:id="id5" draw:layer="layout" svg:width="0.687cm" svg:height="0.682cm" svg:x="10.534cm" svg:y="2.795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" draw:id="id2" draw:layer="layout" svg:width="0.687cm" svg:height="0.681cm" svg:x="10.534cm" svg:y="3.819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" draw:id="id3" draw:layer="layout" svg:width="0.687cm" svg:height="0.682cm" svg:x="10.534cm" svg:y="4.841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87cm" svg:height="0.682cm" svg:x="13.213cm" svg:y="3.273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87cm" svg:height="0.682cm" svg:x="13.213cm" svg:y="4.295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38cm" svg:y1="4.05cm" svg:x2="15.63cm" svg:y2="4.05cm">
          <text:p/>
        </draw:line>
        <draw:g draw:style-name="gr3" xml:id="id15" draw:id="id15">
          <draw:custom-shape draw:style-name="gr11" draw:text-style-name="P11" draw:layer="layout" svg:width="2.5cm" svg:height="2.15cm" svg:x="15.6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2.25cm" svg:height="1.569cm" svg:x="15.85cm" svg:y="3.231cm">
            <draw:text-box>
              <text:p><text:span text:style-name="T5"/></text:p>
              <text:p><text:span text:style-name="T5">Ausgabe</text:span></text:p>
            </draw:text-box>
          </draw:frame>
        </draw:g>
        <draw:line draw:style-name="gr12" draw:text-style-name="P6" draw:layer="layout" svg:x1="11.7cm" svg:y1="4.15cm" svg:x2="12.95cm" svg:y2="4.15cm">
          <text:p/>
        </draw:line>
        <draw:connector draw:style-name="gr13" draw:text-style-name="P6" draw:layer="layout" draw:type="line" svg:x1="8.337cm" svg:y1="4.636cm" svg:x2="10.534cm" svg:y2="4.16cm" draw:start-shape="id1" draw:start-glue-point="10" draw:end-shape="id2" draw:end-glue-point="6" svg:d="M8337 4636l2197-476" svg:viewBox="0 0 2198 477">
          <text:p/>
        </draw:connector>
        <draw:connector draw:style-name="gr13" draw:text-style-name="P6" draw:layer="layout" draw:type="line" svg:x1="8.337cm" svg:y1="4.636cm" svg:x2="10.534cm" svg:y2="5.182cm" draw:start-shape="id1" draw:start-glue-point="10" draw:end-shape="id3" draw:end-glue-point="6" svg:d="M8337 4636l2197 546" svg:viewBox="0 0 2198 547">
          <text:p/>
        </draw:connector>
        <draw:connector draw:style-name="gr13" draw:text-style-name="P6" draw:layer="layout" draw:type="line" svg:x1="8.337cm" svg:y1="5.66cm" svg:x2="10.534cm" svg:y2="5.182cm" draw:start-shape="id4" draw:start-glue-point="10" draw:end-shape="id3" draw:end-glue-point="6" svg:d="M8337 5660l2197-478" svg:viewBox="0 0 2198 479">
          <text:p/>
        </draw:connector>
        <draw:connector draw:style-name="gr13" draw:text-style-name="P6" draw:layer="layout" draw:type="line" svg:x1="8.337cm" svg:y1="5.66cm" svg:x2="10.534cm" svg:y2="4.16cm" draw:start-shape="id4" draw:start-glue-point="10" draw:end-shape="id2" draw:end-glue-point="6" svg:d="M8337 5660l2197-1500" svg:viewBox="0 0 2198 1501">
          <text:p/>
        </draw:connector>
        <draw:connector draw:style-name="gr13" draw:text-style-name="P6" draw:layer="layout" draw:type="line" svg:x1="8.337cm" svg:y1="5.66cm" svg:x2="10.534cm" svg:y2="3.136cm" draw:start-shape="id4" draw:start-glue-point="10" draw:end-shape="id5" draw:end-glue-point="6" svg:d="M8337 5660l2197-2524" svg:viewBox="0 0 2198 2525">
          <text:p/>
        </draw:connector>
        <draw:connector draw:style-name="gr13" draw:text-style-name="P6" draw:layer="layout" draw:type="line" svg:x1="8.337cm" svg:y1="4.636cm" svg:x2="10.534cm" svg:y2="3.136cm" draw:start-shape="id1" draw:start-glue-point="10" draw:end-shape="id5" draw:end-glue-point="6" svg:d="M8337 4636l2197-1500" svg:viewBox="0 0 2198 1501">
          <text:p/>
        </draw:connector>
        <draw:connector draw:style-name="gr13" draw:text-style-name="P6" draw:layer="layout" draw:type="line" svg:x1="8.337cm" svg:y1="3.614cm" svg:x2="10.534cm" svg:y2="5.182cm" draw:start-shape="id6" draw:start-glue-point="10" draw:end-shape="id3" draw:end-glue-point="6" svg:d="M8337 3614l2197 1568" svg:viewBox="0 0 2198 1569">
          <text:p/>
        </draw:connector>
        <draw:connector draw:style-name="gr13" draw:text-style-name="P6" draw:layer="layout" draw:type="line" svg:x1="8.337cm" svg:y1="3.614cm" svg:x2="10.534cm" svg:y2="4.16cm" draw:start-shape="id6" draw:start-glue-point="10" draw:end-shape="id2" draw:end-glue-point="6" svg:d="M8337 3614l2197 546" svg:viewBox="0 0 2198 547">
          <text:p/>
        </draw:connector>
        <draw:connector draw:style-name="gr13" draw:text-style-name="P6" draw:layer="layout" draw:type="line" svg:x1="8.337cm" svg:y1="3.614cm" svg:x2="10.534cm" svg:y2="3.136cm" draw:start-shape="id6" draw:start-glue-point="10" draw:end-shape="id5" draw:end-glue-point="6" svg:d="M8337 3614l2197-478" svg:viewBox="0 0 2198 479">
          <text:p/>
        </draw:connector>
        <draw:connector draw:style-name="gr13" draw:text-style-name="P6" draw:layer="layout" draw:type="line" svg:x1="8.337cm" svg:y1="2.591cm" svg:x2="10.534cm" svg:y2="3.136cm" draw:start-shape="id7" draw:start-glue-point="10" draw:end-shape="id5" draw:end-glue-point="6" svg:d="M8337 2591l2197 545" svg:viewBox="0 0 2198 546">
          <text:p/>
        </draw:connector>
        <draw:connector draw:style-name="gr13" draw:text-style-name="P6" draw:layer="layout" draw:type="line" svg:x1="8.337cm" svg:y1="2.591cm" svg:x2="10.534cm" svg:y2="4.16cm" draw:start-shape="id7" draw:start-glue-point="10" draw:end-shape="id2" draw:end-glue-point="6" svg:d="M8337 2591l2197 1569" svg:viewBox="0 0 2198 1570">
          <text:p/>
        </draw:connector>
        <draw:connector draw:style-name="gr13" draw:text-style-name="P6" draw:layer="layout" draw:type="line" svg:x1="8.337cm" svg:y1="2.591cm" svg:x2="10.534cm" svg:y2="5.182cm" draw:start-shape="id7" draw:start-glue-point="10" draw:end-shape="id3" draw:end-glue-point="6" svg:d="M8337 2591l2197 2591" svg:viewBox="0 0 2198 2592">
          <text:p/>
        </draw:connector>
        <draw:custom-shape draw:style-name="gr1" draw:text-style-name="P1" draw:layer="layout" svg:width="16.5cm" svg:height="5.55cm" svg:x="2.35cm" svg:y="7.8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cm" svg:height="0.7cm" svg:x="2.3cm" svg:y="7.85cm">
          <draw:text-box>
            <text:p text:style-name="P2"><text:span text:style-name="T1">Schüler-Modell</text:span></text:p>
          </draw:text-box>
        </draw:frame>
        <draw:g draw:style-name="gr3">
          <draw:custom-shape draw:style-name="gr4" draw:text-style-name="P1" draw:layer="layout" svg:width="2.5cm" svg:height="2.15cm" svg:x="3.0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9.8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8.6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3.5cm" svg:height="0.569cm" svg:x="9cm" svg:y="8.55cm">
          <draw:text-box>
            <text:p text:style-name="P2"><text:span text:style-name="T3">verborgene Schichten</text:span></text:p>
          </draw:text-box>
        </draw:frame>
        <draw:line draw:style-name="gr8" draw:text-style-name="P6" draw:layer="layout" svg:x1="5.6cm" svg:y1="10.65cm" svg:x2="6.85cm" svg:y2="10.65cm">
          <text:p/>
        </draw:line>
        <draw:custom-shape draw:style-name="gr10" draw:text-style-name="P8" xml:id="id14" draw:id="id14" draw:layer="layout" svg:width="0.687cm" svg:height="0.682cm" svg:x="7.65cm" svg:y="8.9cm">
          <text:p text:style-name="P7"><text:span text:style-name="T4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3" draw:id="id13" draw:layer="layout" svg:width="0.687cm" svg:height="0.682cm" svg:x="7.65cm" svg:y="9.922cm">
          <text:p text:style-name="P7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8" draw:id="id8" draw:layer="layout" svg:width="0.687cm" svg:height="0.682cm" svg:x="7.65cm" svg:y="10.946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1" draw:id="id11" draw:layer="layout" svg:width="0.687cm" svg:height="0.682cm" svg:x="7.65cm" svg:y="11.968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" draw:id="id12" draw:layer="layout" svg:width="0.687cm" svg:height="0.682cm" svg:x="10.535cm" svg:y="9.446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" draw:id="id9" draw:layer="layout" svg:width="0.687cm" svg:height="0.682cm" svg:x="10.535cm" svg:y="10.468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0" draw:id="id10" draw:layer="layout" svg:width="0.687cm" svg:height="0.681cm" svg:x="10.535cm" svg:y="11.491cm">
          <text:p text:style-name="P9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87cm" svg:height="0.682cm" svg:x="13.213cm" svg:y="9.922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687cm" svg:height="0.682cm" svg:x="13.213cm" svg:y="10.946cm">
          <text:p text:style-name="P9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38cm" svg:y1="10.65cm" svg:x2="15.63cm" svg:y2="10.65cm">
          <text:p/>
        </draw:line>
        <draw:g draw:style-name="gr3" xml:id="id16" draw:id="id16">
          <draw:custom-shape draw:style-name="gr11" draw:text-style-name="P11" draw:layer="layout" svg:width="2.5cm" svg:height="2.15cm" svg:x="15.6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2.25cm" svg:height="1.569cm" svg:x="15.85cm" svg:y="9.831cm">
            <draw:text-box>
              <text:p><text:span text:style-name="T5"/></text:p>
              <text:p><text:span text:style-name="T5">Ausgabe</text:span></text:p>
            </draw:text-box>
          </draw:frame>
        </draw:g>
        <draw:line draw:style-name="gr12" draw:text-style-name="P6" draw:layer="layout" svg:x1="11.7cm" svg:y1="10.75cm" svg:x2="12.95cm" svg:y2="10.75cm">
          <text:p/>
        </draw:line>
        <draw:connector draw:style-name="gr13" draw:text-style-name="P6" draw:layer="layout" draw:type="line" svg:x1="8.337cm" svg:y1="11.287cm" svg:x2="10.535cm" svg:y2="10.809cm" draw:start-shape="id8" draw:start-glue-point="10" draw:end-shape="id9" draw:end-glue-point="6" svg:d="M8337 11287l2198-478" svg:viewBox="0 0 2199 479">
          <text:p/>
        </draw:connector>
        <draw:connector draw:style-name="gr13" draw:text-style-name="P6" draw:layer="layout" draw:type="line" svg:x1="8.337cm" svg:y1="11.287cm" svg:x2="10.535cm" svg:y2="11.832cm" draw:start-shape="id8" draw:start-glue-point="10" draw:end-shape="id10" draw:end-glue-point="6" svg:d="M8337 11287l2198 545" svg:viewBox="0 0 2199 546">
          <text:p/>
        </draw:connector>
        <draw:connector draw:style-name="gr13" draw:text-style-name="P6" draw:layer="layout" draw:type="line" svg:x1="8.337cm" svg:y1="12.309cm" svg:x2="10.535cm" svg:y2="11.832cm" draw:start-shape="id11" draw:start-glue-point="10" draw:end-shape="id10" draw:end-glue-point="6" svg:d="M8337 12309l2198-477" svg:viewBox="0 0 2199 478">
          <text:p/>
        </draw:connector>
        <draw:connector draw:style-name="gr13" draw:text-style-name="P6" draw:layer="layout" draw:type="line" svg:x1="8.337cm" svg:y1="12.309cm" svg:x2="10.535cm" svg:y2="10.809cm" draw:start-shape="id11" draw:start-glue-point="10" draw:end-shape="id9" draw:end-glue-point="6" svg:d="M8337 12309l2198-1500" svg:viewBox="0 0 2199 1501">
          <text:p/>
        </draw:connector>
        <draw:connector draw:style-name="gr13" draw:text-style-name="P6" draw:layer="layout" draw:type="line" svg:x1="8.337cm" svg:y1="12.309cm" svg:x2="10.535cm" svg:y2="9.787cm" draw:start-shape="id11" draw:start-glue-point="10" draw:end-shape="id12" draw:end-glue-point="6" svg:d="M8337 12309l2198-2522" svg:viewBox="0 0 2199 2523">
          <text:p/>
        </draw:connector>
        <draw:connector draw:style-name="gr13" draw:text-style-name="P6" draw:layer="layout" draw:type="line" svg:x1="8.337cm" svg:y1="11.287cm" svg:x2="10.535cm" svg:y2="9.787cm" draw:start-shape="id8" draw:start-glue-point="10" draw:end-shape="id12" draw:end-glue-point="6" svg:d="M8337 11287l2198-1500" svg:viewBox="0 0 2199 1501">
          <text:p/>
        </draw:connector>
        <draw:connector draw:style-name="gr13" draw:text-style-name="P6" draw:layer="layout" draw:type="line" svg:x1="8.337cm" svg:y1="10.263cm" svg:x2="10.535cm" svg:y2="11.832cm" draw:start-shape="id13" draw:start-glue-point="10" draw:end-shape="id10" draw:end-glue-point="6" svg:d="M8337 10263l2198 1569" svg:viewBox="0 0 2199 1570">
          <text:p/>
        </draw:connector>
        <draw:connector draw:style-name="gr13" draw:text-style-name="P6" draw:layer="layout" draw:type="line" svg:x1="8.337cm" svg:y1="10.263cm" svg:x2="10.535cm" svg:y2="10.809cm" draw:start-shape="id13" draw:start-glue-point="10" draw:end-shape="id9" draw:end-glue-point="6" svg:d="M8337 10263l2198 546" svg:viewBox="0 0 2199 547">
          <text:p/>
        </draw:connector>
        <draw:connector draw:style-name="gr13" draw:text-style-name="P6" draw:layer="layout" draw:type="line" svg:x1="8.337cm" svg:y1="10.263cm" svg:x2="10.535cm" svg:y2="9.787cm" draw:start-shape="id13" draw:start-glue-point="10" draw:end-shape="id12" draw:end-glue-point="6" svg:d="M8337 10263l2198-476" svg:viewBox="0 0 2199 477">
          <text:p/>
        </draw:connector>
        <draw:connector draw:style-name="gr13" draw:text-style-name="P6" draw:layer="layout" draw:type="line" svg:x1="8.337cm" svg:y1="9.241cm" svg:x2="10.535cm" svg:y2="9.787cm" draw:start-shape="id14" draw:start-glue-point="10" draw:end-shape="id12" draw:end-glue-point="6" svg:d="M8337 9241l2198 546" svg:viewBox="0 0 2199 547">
          <text:p/>
        </draw:connector>
        <draw:connector draw:style-name="gr13" draw:text-style-name="P6" draw:layer="layout" draw:type="line" svg:x1="8.337cm" svg:y1="9.241cm" svg:x2="10.535cm" svg:y2="10.809cm" draw:start-shape="id14" draw:start-glue-point="10" draw:end-shape="id9" draw:end-glue-point="6" svg:d="M8337 9241l2198 1568" svg:viewBox="0 0 2199 1569">
          <text:p/>
        </draw:connector>
        <draw:connector draw:style-name="gr13" draw:text-style-name="P6" draw:layer="layout" draw:type="line" svg:x1="8.337cm" svg:y1="9.241cm" svg:x2="10.535cm" svg:y2="11.832cm" draw:start-shape="id14" draw:start-glue-point="10" draw:end-shape="id10" draw:end-glue-point="6" svg:d="M8337 9241l2198 2591" svg:viewBox="0 0 2199 2592">
          <text:p/>
        </draw:connector>
        <draw:connector draw:style-name="gr23" draw:text-style-name="P6" draw:layer="layout" draw:type="line" svg:x1="16.9cm" svg:y1="5.1cm" svg:x2="16.9cm" svg:y2="9.55cm" draw:start-shape="id15" draw:start-glue-point="2" draw:end-shape="id16" draw:end-glue-point="0" svg:d="M16900 5100v4450" svg:viewBox="0 0 1 4451">
          <text:p/>
        </draw:connector>
        <officeooo:annotation svg:x="0cm" svg:y="0cm">
          <dc:date>2026-01-14T17:35:1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marker draw:name="Linienspitzen_20_20" draw:display-name="Linienspitzen 20" svg:viewBox="0 0 20 13" svg:d="M0 13l10-13 10 13z"/>
    <draw:marker draw:name="Linienspitzen_20_4" draw:display-name="Linienspitzen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15T00:11:57.706000000</dc:date>
    <meta:editing-duration>PT8H46M49S</meta:editing-duration>
    <meta:editing-cycles>53</meta:editing-cycles>
    <meta:generator>LibreOffice/7.6.6.3$Windows_X86_64 LibreOffice_project/d97b2716a9a4a2ce1391dee1765565ea469b0ae7</meta:generator>
    <meta:document-statistic meta:object-count="69"/>
  </office:meta>
</office:document-meta>
</file>